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93in" fo:margin-left="-0.0625in" fo:margin-right="-0.0028in" table:align="margins"/>
    </style:style>
    <style:style style:name="Table1.A" style:family="table-column">
      <style:table-column-properties style:column-width="1.116in" style:rel-column-width="1607*"/>
    </style:style>
    <style:style style:name="Table1.E" style:family="table-column">
      <style:table-column-properties style:column-width="1.0375in" style:rel-column-width="1494*"/>
    </style:style>
    <style:style style:name="Table1.F" style:family="table-column">
      <style:table-column-properties style:column-width="1.1979in" style:rel-column-width="1725*"/>
    </style:style>
    <style:style style:name="Table2" style:family="table">
      <style:table-properties style:width="6.4375in" table:align="left"/>
    </style:style>
    <style:style style:name="Table2.A" style:family="table-column">
      <style:table-column-properties style:column-width="1.0729in"/>
    </style:style>
    <style:style style:name="Table2.B" style:family="table-column">
      <style:table-column-properties style:column-width="0.8938in"/>
    </style:style>
    <style:style style:name="Table2.C" style:family="table-column">
      <style:table-column-properties style:column-width="0.7451in"/>
    </style:style>
    <style:style style:name="Table2.D" style:family="table-column">
      <style:table-column-properties style:column-width="0.6208in"/>
    </style:style>
    <style:style style:name="Table2.E" style:family="table-column">
      <style:table-column-properties style:column-width="0.5174in"/>
    </style:style>
    <style:style style:name="Table2.F" style:family="table-column">
      <style:table-column-properties style:column-width="2.5875in"/>
    </style:style>
    <style:style style:name="Table3" style:family="table">
      <style:table-properties style:width="6.6965in" fo:margin-left="-0.0625in" fo:margin-right="0in" table:align="margins"/>
    </style:style>
    <style:style style:name="Table3.A" style:family="table-column">
      <style:table-column-properties style:column-width="1.116in" style:rel-column-width="10922*"/>
    </style:style>
    <style:style style:name="Table3.F" style:family="table-column">
      <style:table-column-properties style:column-width="1.1167in" style:rel-column-width="10925*"/>
    </style:style>
    <style:style style:name="Table4" style:family="table">
      <style:table-properties style:width="6.6875in" table:align="left"/>
    </style:style>
    <style:style style:name="Table4.A" style:family="table-column">
      <style:table-column-properties style:column-width="0.9549in"/>
    </style:style>
    <style:style style:name="Table4.B" style:family="table-column">
      <style:table-column-properties style:column-width="0.8188in"/>
    </style:style>
    <style:style style:name="Table4.C" style:family="table-column">
      <style:table-column-properties style:column-width="0.7014in"/>
    </style:style>
    <style:style style:name="Table4.D" style:family="table-column">
      <style:table-column-properties style:column-width="0.6014in"/>
    </style:style>
    <style:style style:name="Table4.E" style:family="table-column">
      <style:table-column-properties style:column-width="0.5153in"/>
    </style:style>
    <style:style style:name="Table4.F" style:family="table-column">
      <style:table-column-properties style:column-width="0.4417in"/>
    </style:style>
    <style:style style:name="Table4.G" style:family="table-column">
      <style:table-column-properties style:column-width="2.6542in"/>
    </style:style>
    <style:style style:name="Table5" style:family="table">
      <style:table-properties style:width="6.5in" table:align="left"/>
    </style:style>
    <style:style style:name="Table5.A" style:family="table-column">
      <style:table-column-properties style:column-width="1.0833in"/>
    </style:style>
    <style:style style:name="Table5.B" style:family="table-column">
      <style:table-column-properties style:column-width="0.9028in"/>
    </style:style>
    <style:style style:name="Table5.C" style:family="table-column">
      <style:table-column-properties style:column-width="0.7521in"/>
    </style:style>
    <style:style style:name="Table5.D" style:family="table-column">
      <style:table-column-properties style:column-width="0.6264in"/>
    </style:style>
    <style:style style:name="Table5.E" style:family="table-column">
      <style:table-column-properties style:column-width="0.5222in"/>
    </style:style>
    <style:style style:name="Table5.F" style:family="table-column">
      <style:table-column-properties style:column-width="2.6132in"/>
    </style:style>
    <style:style style:name="Table6" style:family="table">
      <style:table-properties style:width="6.4375in" table:align="left"/>
    </style:style>
    <style:style style:name="Table6.A" style:family="table-column">
      <style:table-column-properties style:column-width="1.0729in"/>
    </style:style>
    <style:style style:name="Table6.B" style:family="table-column">
      <style:table-column-properties style:column-width="0.8938in"/>
    </style:style>
    <style:style style:name="Table6.C" style:family="table-column">
      <style:table-column-properties style:column-width="0.7451in"/>
    </style:style>
    <style:style style:name="Table6.D" style:family="table-column">
      <style:table-column-properties style:column-width="0.6208in"/>
    </style:style>
    <style:style style:name="Table6.E" style:family="table-column">
      <style:table-column-properties style:column-width="0.5174in"/>
    </style:style>
    <style:style style:name="Table6.F" style:family="table-column">
      <style:table-column-properties style:column-width="2.5875in"/>
    </style:style>
    <style:style style:name="P1" style:family="paragraph" style:parent-style-name="Normal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style:font-name="Times New Roman" fo:font-size="12pt" fo:language="en" fo:country="US" fo:font-weight="normal"/>
    </style:style>
    <style:style style:name="P2" style:family="paragraph" style:parent-style-name="Normal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</style:style>
    <style:style style:name="P3" style:family="paragraph" style:parent-style-name="Normal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page" style:writing-mode="lr-tb"/>
    </style:style>
    <style:style style:name="P4" style:family="paragraph" style:parent-style-name="Normal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page" style:writing-mode="lr-tb"/>
      <style:text-properties style:font-name="Times New Roman" fo:font-size="12pt" fo:language="en" fo:country="US" fo:font-weight="normal"/>
    </style:style>
    <style:style style:name="P5" style:family="paragraph" style:parent-style-name="Standard">
      <style:paragraph-properties fo:break-before="page"/>
    </style:style>
    <style:style style:name="P6" style:family="paragraph" style:parent-style-name="Normal">
      <style:paragraph-properties fo:break-before="page"/>
    </style:style>
    <style:style style:name="P7" style:family="paragraph" style:parent-style-name="Normal">
      <style:paragraph-properties fo:break-before="page"/>
      <style:text-properties fo:color="#000000" style:font-name="Times New Roman" fo:font-size="12pt" fo:language="en" fo:country="US" fo:font-weight="normal"/>
    </style:style>
    <style:style style:name="P8" style:family="paragraph" style:parent-style-name="Normal">
      <style:paragraph-properties fo:break-before="page"/>
      <style:text-properties style:text-line-through-style="solid" style:text-line-through-type="single"/>
    </style:style>
    <style:style style:name="P9" style:family="paragraph" style:parent-style-name="Standard">
      <style:paragraph-properties fo:text-align="start" style:justify-single-word="false" style:writing-mode="lr-tb"/>
    </style:style>
    <style:style style:name="P10" style:family="paragraph" style:parent-style-name="Normal">
      <style:paragraph-properties fo:text-align="start" style:justify-single-word="false" style:writing-mode="lr-tb"/>
    </style:style>
    <style:style style:name="P11" style:family="paragraph" style:parent-style-name="Normal">
      <style:text-properties style:font-name="Times New Roman" fo:font-size="12pt" fo:language="en" fo:country="US" fo:font-weight="normal"/>
    </style:style>
    <style:style style:name="P12" style:family="paragraph" style:parent-style-name="Normal">
      <style:text-properties fo:color="#000000" style:font-name="Times New Roman" fo:font-size="12pt" fo:font-weight="normal"/>
    </style:style>
    <style:style style:name="P13" style:family="paragraph" style:parent-style-name="Normal">
      <style:text-properties fo:color="#000000" style:font-name="Times New Roman" fo:font-size="12pt" fo:language="en" fo:country="US" fo:font-weight="normal"/>
    </style:style>
    <style:style style:name="P14" style:family="paragraph" style:parent-style-name="Normal">
      <style:paragraph-properties fo:break-before="column"/>
      <style:text-properties fo:color="#000000" style:font-name="Times New Roman" fo:font-size="12pt" fo:language="en" fo:country="US" fo:font-weight="normal"/>
    </style:style>
    <style:style style:name="P15" style:family="paragraph" style:parent-style-name="Normal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page" style:writing-mode="lr-tb"/>
      <style:text-properties officeooo:paragraph-rsid="00119577"/>
    </style:style>
    <style:style style:name="T1" style:family="text">
      <style:text-properties style:text-position="-33% 58%"/>
    </style:style>
    <style:style style:name="T2" style:family="text">
      <style:text-properties style:text-position="-33% 58%" style:font-name="Times New Roman" fo:font-size="12pt" fo:language="en" fo:country="US" fo:font-weight="normal"/>
    </style:style>
    <style:style style:name="T3" style:family="text">
      <style:text-properties fo:color="#000000" style:font-name="Times New Roman" fo:font-size="12pt" fo:language="en" fo:country="US" fo:font-weight="normal"/>
    </style:style>
    <style:style style:name="T4" style:family="text">
      <style:text-properties fo:color="#000000" style:text-position="-33% 58%" style:font-name="Times New Roman" fo:font-size="12pt" fo:language="en" fo:country="US" fo:font-weight="normal"/>
    </style:style>
    <style:style style:name="T5" style:family="text">
      <style:text-properties style:font-name="Times New Roman" fo:font-size="12pt" fo:language="en" fo:country="US" fo:font-weight="normal"/>
    </style:style>
    <style:style style:name="Sect1" style:family="section">
      <style:section-properties fo:margin-left="-0.1339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Normal">Levels of testing: unit, integration, functional, ssystem, acceptance</text:p>
        <text:p text:style-name="Normal">S4. Integration testing</text:p>
        <text:p text:style-name="Normal"/>
        <text:p text:style-name="Normal">- strategies</text:p>
        <text:p text:style-name="Normal"><text:tab/>- big bang</text:p>
        <text:p text:style-name="Normal"><text:tab/>- incremental</text:p>
        <text:p text:style-name="Normal"><text:tab/><text:tab/>- bottom up</text:p>
        <text:p text:style-name="Normal"><text:tab/><text:tab/>- top down</text:p>
        <text:p text:style-name="Normal"><text:tab/><text:tab/><text:tab/>- depth first</text:p>
        <text:p text:style-name="Normal"><text:tab/><text:tab/><text:tab/>- breath first</text:p>
        <text:p text:style-name="Normal"><text:tab/><text:tab/>- sandwitch</text:p>
        <text:p text:style-name="Normal"/>
        <text:p text:style-name="Normal">- [Naik] pp. 161</text:p>
        <text:p text:style-name="Normal"><text:tab/>- Misuse interface (MUS<text:span text:style-name="T1">x</text:span> (y)) - ELI5 - syntax problem</text:p>
        <text:p text:style-name="Normal"><text:tab/><text:tab/>- wrong parameters</text:p>
        <text:p text:style-name="Normal"><text:tab/><text:tab/><text:tab/>- type</text:p>
        <text:p text:style-name="Normal"><text:tab/><text:tab/><text:tab/>- <text:s/>ordered</text:p>
        <text:p text:style-name="Normal"><text:tab/><text:tab/>- no of parameters passed</text:p>
        <text:p text:style-name="Normal"><text:tab/>- Misunderstood of interface (MUN<text:span text:style-name="T1">x</text:span>(y)) - ELI5 - logic problem</text:p>
        <text:p text:style-name="Normal"><text:tab/><text:tab/>- one parameter passed -&gt; satisfy condition but caller does not ensure condition</text:p>
        <text:p text:style-name="Normal"/>
        <text:p text:style-name="Normal">- Driver/ Stub</text:p>
        <text:p text:style-name="Normal">stub = mocks</text:p>
        <text:p text:style-name="Normal"/>
        <text:p text:style-name="P10">Pb1. (see 2016_SSVV_TopicSeminar04.pdf) + <text:s/>node G goes down from D</text:p>
        <text:p text:style-name="P10"/>
        <text:p text:style-name="P10">a) Big bang integration</text:p>
        <text:p text:style-name="P10"/>
        <text:p text:style-name="P10">DL - is D </text:p>
        <text:p text:style-name="P10"/>
        <table:table table:name="Table1" table:style-name="Table1">
          <table:table-column table:style-name="Table1.A" table:number-columns-repeated="4"/>
          <table:table-column table:style-name="Table1.E"/>
          <table:table-column table:style-name="Table1.F"/>
          <table:table-row>
            <table:table-cell office:value-type="string">
              <text:p text:style-name="P6">#operation</text:p>
            </table:table-cell>
            <table:table-cell office:value-type="string">
              <text:p text:style-name="P6">operation type</text:p>
            </table:table-cell>
            <table:table-cell office:value-type="string">
              <text:p text:style-name="Normal">tested module</text:p>
            </table:table-cell>
            <table:table-cell office:value-type="string">
              <text:p text:style-name="P6">driver</text:p>
            </table:table-cell>
            <table:table-cell office:value-type="string">
              <text:p text:style-name="Normal">stub</text:p>
            </table:table-cell>
            <table:table-cell office:value-type="string">
              <text:p text:style-name="Normal">errors</text:p>
            </table:table-cell>
          </table:table-row>
          <table:table-row>
            <table:table-cell office:value-type="string">
              <text:p text:style-name="Normal">1</text:p>
            </table:table-cell>
            <table:table-cell table:number-rows-spanned="7" office:value-type="string">
              <text:p text:style-name="P11"/>
              <text:p text:style-name="P11"/>
              <text:p text:style-name="P11"/>
              <text:p text:style-name="P11"/>
              <text:p text:style-name="P11">unit testing</text:p>
            </table:table-cell>
            <table:table-cell office:value-type="string">
              <text:p text:style-name="P6">A</text:p>
            </table:table-cell>
            <table:table-cell office:value-type="string">
              <text:p text:style-name="P6">D<text:span text:style-name="T1">A</text:span></text:p>
            </table:table-cell>
            <table:table-cell office:value-type="string">
              <text:p text:style-name="P6">B, C, D</text:p>
            </table:table-cell>
            <table:table-cell office:value-type="string">
              <text:p text:style-name="P6">Error A</text:p>
            </table:table-cell>
          </table:table-row>
          <table:table-row>
            <table:table-cell office:value-type="string">
              <text:p text:style-name="Normal">2</text:p>
            </table:table-cell>
            <table:covered-table-cell/>
            <table:table-cell office:value-type="string">
              <text:p text:style-name="Normal">B</text:p>
            </table:table-cell>
            <table:table-cell office:value-type="string">
              <text:p text:style-name="P6"><text:span text:style-name="T3">D</text:span><text:span text:style-name="T4">B</text:span></text:p>
            </table:table-cell>
            <table:table-cell office:value-type="string">
              <text:p text:style-name="P6">E, F</text:p>
            </table:table-cell>
            <table:table-cell office:value-type="string">
              <text:p text:style-name="P13">Error B</text:p>
            </table:table-cell>
          </table:table-row>
          <table:table-row>
            <table:table-cell office:value-type="string">
              <text:p text:style-name="P6">3</text:p>
            </table:table-cell>
            <table:covered-table-cell/>
            <table:table-cell office:value-type="string">
              <text:p text:style-name="P6">C</text:p>
            </table:table-cell>
            <table:table-cell office:value-type="string">
              <text:p text:style-name="Normal"><text:span text:style-name="T3">D</text:span><text:span text:style-name="T4">C</text:span></text:p>
            </table:table-cell>
            <table:table-cell office:value-type="string">
              <text:p text:style-name="Normal"/>
            </table:table-cell>
            <table:table-cell office:value-type="string">
              <text:p text:style-name="P7">Error C</text:p>
            </table:table-cell>
          </table:table-row>
          <table:table-row>
            <table:table-cell office:value-type="string">
              <text:p text:style-name="Normal">4</text:p>
            </table:table-cell>
            <table:covered-table-cell/>
            <table:table-cell office:value-type="string">
              <text:p text:style-name="P6">D</text:p>
            </table:table-cell>
            <table:table-cell office:value-type="string">
              <text:p text:style-name="P6"><text:span text:style-name="T3">D</text:span><text:span text:style-name="T4">D</text:span></text:p>
            </table:table-cell>
            <table:table-cell office:value-type="string">
              <text:p text:style-name="P6">G</text:p>
            </table:table-cell>
            <table:table-cell office:value-type="string">
              <text:p text:style-name="P7">Error D</text:p>
            </table:table-cell>
          </table:table-row>
          <table:table-row>
            <table:table-cell office:value-type="string">
              <text:p text:style-name="P6">5</text:p>
            </table:table-cell>
            <table:covered-table-cell/>
            <table:table-cell office:value-type="string">
              <text:p text:style-name="P6">E</text:p>
            </table:table-cell>
            <table:table-cell office:value-type="string">
              <text:p text:style-name="P6"><text:span text:style-name="T3">D</text:span><text:span text:style-name="T4">E</text:span></text:p>
            </table:table-cell>
            <table:table-cell office:value-type="string">
              <text:p text:style-name="Normal"/>
            </table:table-cell>
            <table:table-cell office:value-type="string">
              <text:p text:style-name="P14">Error E</text:p>
            </table:table-cell>
          </table:table-row>
          <table:table-row>
            <table:table-cell office:value-type="string">
              <text:p text:style-name="P6">6</text:p>
            </table:table-cell>
            <table:covered-table-cell/>
            <table:table-cell office:value-type="string">
              <text:p text:style-name="P6">F</text:p>
            </table:table-cell>
            <table:table-cell office:value-type="string">
              <text:p text:style-name="Normal"><text:span text:style-name="T3">D</text:span><text:span text:style-name="T4">F</text:span></text:p>
            </table:table-cell>
            <table:table-cell office:value-type="string">
              <text:p text:style-name="P6"/>
            </table:table-cell>
            <table:table-cell office:value-type="string">
              <text:p text:style-name="P7">Error F</text:p>
            </table:table-cell>
          </table:table-row>
          <table:table-row>
            <table:table-cell office:value-type="string">
              <text:p text:style-name="P6">7</text:p>
            </table:table-cell>
            <table:covered-table-cell/>
            <table:table-cell office:value-type="string">
              <text:p text:style-name="P6">G</text:p>
            </table:table-cell>
            <table:table-cell office:value-type="string">
              <text:p text:style-name="P6"><text:span text:style-name="T3">D</text:span><text:span text:style-name="T4">G</text:span></text:p>
            </table:table-cell>
            <table:table-cell office:value-type="string">
              <text:p text:style-name="P6"/>
            </table:table-cell>
            <table:table-cell office:value-type="string">
              <text:p text:style-name="P7">Error G</text:p>
            </table:table-cell>
          </table:table-row>
          <table:table-row>
            <table:table-cell office:value-type="string">
              <text:p text:style-name="Normal">8</text:p>
            </table:table-cell>
            <table:table-cell office:value-type="string">
              <text:p text:style-name="P6">integaration</text:p>
            </table:table-cell>
            <table:table-cell office:value-type="string">
              <text:p text:style-name="P6">A, B, C, D, E, F, G</text:p>
            </table:table-cell>
            <table:table-cell office:value-type="string">
              <text:p text:style-name="P6">-</text:p>
            </table:table-cell>
            <table:table-cell office:value-type="string">
              <text:p text:style-name="Normal">-</text:p>
            </table:table-cell>
            <table:table-cell office:value-type="string">
              <text:p text:style-name="P6">Err A, B, C ... G</text:p>
              <text:p text:style-name="Normal">MUS<text:span text:style-name="T1">A</text:span>(B, C, D),</text:p>
              <text:p text:style-name="Normal"><text:span text:style-name="T3">MUN</text:span><text:span text:style-name="T4">A</text:span><text:span text:style-name="T3">(B, C, D),</text:span></text:p>
              <text:p text:style-name="Normal"><text:span text:style-name="T3">MUS</text:span><text:span text:style-name="T4">B</text:span><text:span text:style-name="T3">(E, F),</text:span></text:p>
              <text:p text:style-name="Normal"><text:soft-page-break/><text:span text:style-name="T3">MUN</text:span><text:span text:style-name="T4">B</text:span><text:span text:style-name="T3">(E, F),</text:span></text:p>
              <text:p text:style-name="Normal"><text:span text:style-name="T3">MUS</text:span><text:span text:style-name="T4">D</text:span><text:span text:style-name="T3">(G),</text:span></text:p>
              <text:p text:style-name="Normal"><text:span text:style-name="T3">MUN</text:span><text:span text:style-name="T4">D</text:span><text:span text:style-name="T3">(G),</text:span></text:p>
            </table:table-cell>
          </table:table-row>
        </table:table>
        <text:p text:style-name="Normal"/>
        <text:p text:style-name="Normal">b) Incremental</text:p>
        <text:p text:style-name="Normal"/>
        <text:p text:style-name="Normal">b.1 bottom-up</text:p>
        <text:p text:style-name="Normal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row>
            <table:table-cell office:value-type="string">
              <text:p text:style-name="P6">#op</text:p>
            </table:table-cell>
            <table:table-cell office:value-type="string">
              <text:p text:style-name="P6">op. type</text:p>
            </table:table-cell>
            <table:table-cell office:value-type="string">
              <text:p text:style-name="P6">Tested module</text:p>
            </table:table-cell>
            <table:table-cell office:value-type="string">
              <text:p text:style-name="Normal">Driver</text:p>
            </table:table-cell>
            <table:table-cell office:value-type="string">
              <text:p text:style-name="Normal">Stubs</text:p>
            </table:table-cell>
            <table:table-cell office:value-type="string">
              <text:p text:style-name="Normal">Errors</text:p>
            </table:table-cell>
          </table:table-row>
          <table:table-row>
            <table:table-cell office:value-type="string">
              <text:p text:style-name="Normal">1</text:p>
            </table:table-cell>
            <table:table-cell office:value-type="string">
              <text:p text:style-name="Normal">unit</text:p>
            </table:table-cell>
            <table:table-cell office:value-type="string">
              <text:p text:style-name="Normal">G</text:p>
            </table:table-cell>
            <table:table-cell office:value-type="string">
              <text:p text:style-name="Normal">D<text:span text:style-name="T1">G</text:span></text:p>
            </table:table-cell>
            <table:table-cell office:value-type="string">
              <text:p text:style-name="Normal">-</text:p>
            </table:table-cell>
            <table:table-cell office:value-type="string">
              <text:p text:style-name="Normal">Err<text:span text:style-name="T1">G</text:span></text:p>
            </table:table-cell>
          </table:table-row>
          <table:table-row>
            <table:table-cell office:value-type="string">
              <text:p text:style-name="P6">2</text:p>
            </table:table-cell>
            <table:table-cell table:number-rows-spanned="6" office:value-type="string">
              <text:p text:style-name="Normal"/>
              <text:p text:style-name="Normal"/>
              <text:p text:style-name="Normal"/>
              <text:p text:style-name="Normal"/>
              <text:p text:style-name="Normal">integration</text:p>
            </table:table-cell>
            <table:table-cell office:value-type="string">
              <text:p text:style-name="Normal">D</text:p>
            </table:table-cell>
            <table:table-cell office:value-type="string">
              <text:p text:style-name="P6">D<text:span text:style-name="T1">D</text:span></text:p>
            </table:table-cell>
            <table:table-cell office:value-type="string">
              <text:p text:style-name="P8">G</text:p>
            </table:table-cell>
            <table:table-cell office:value-type="string">
              <text:p text:style-name="P6">Err<text:span text:style-name="T1">E, D</text:span>, MUS<text:span text:style-name="T1">D</text:span>(G), MUN<text:span text:style-name="T1">D</text:span>(G)</text:p>
            </table:table-cell>
          </table:table-row>
          <table:table-row>
            <table:table-cell office:value-type="string">
              <text:p text:style-name="Normal">3</text:p>
            </table:table-cell>
            <table:covered-table-cell/>
            <table:table-cell office:value-type="string">
              <text:p text:style-name="P6">E</text:p>
            </table:table-cell>
            <table:table-cell office:value-type="string">
              <text:p text:style-name="Normal">D<text:span text:style-name="T1">E</text:span></text:p>
            </table:table-cell>
            <table:table-cell office:value-type="string">
              <text:p text:style-name="P6">-</text:p>
            </table:table-cell>
            <table:table-cell office:value-type="string">
              <text:p text:style-name="Normal">Err<text:span text:style-name="T1">E</text:span></text:p>
            </table:table-cell>
          </table:table-row>
          <table:table-row>
            <table:table-cell office:value-type="string">
              <text:p text:style-name="P6">4</text:p>
            </table:table-cell>
            <table:covered-table-cell/>
            <table:table-cell office:value-type="string">
              <text:p text:style-name="Normal">F</text:p>
            </table:table-cell>
            <table:table-cell office:value-type="string">
              <text:p text:style-name="P6">D<text:span text:style-name="T1">F</text:span></text:p>
            </table:table-cell>
            <table:table-cell office:value-type="string">
              <text:p text:style-name="P6">-</text:p>
            </table:table-cell>
            <table:table-cell office:value-type="string">
              <text:p text:style-name="Normal">Err<text:span text:style-name="T1">F</text:span></text:p>
            </table:table-cell>
          </table:table-row>
          <table:table-row>
            <table:table-cell office:value-type="string">
              <text:p text:style-name="P6">5</text:p>
            </table:table-cell>
            <table:covered-table-cell/>
            <table:table-cell office:value-type="string">
              <text:p text:style-name="Normal">B</text:p>
            </table:table-cell>
            <table:table-cell office:value-type="string">
              <text:p text:style-name="P6">D<text:span text:style-name="T1">B</text:span></text:p>
            </table:table-cell>
            <table:table-cell office:value-type="string">
              <text:p text:style-name="P8">E, F</text:p>
            </table:table-cell>
            <table:table-cell office:value-type="string">
              <text:p text:style-name="P6">Err<text:span text:style-name="T1">B</text:span>, MUS<text:span text:style-name="T1">B</text:span>(E, F), MUN<text:span text:style-name="T1">B</text:span>(E, F)</text:p>
            </table:table-cell>
          </table:table-row>
          <table:table-row>
            <table:table-cell office:value-type="string">
              <text:p text:style-name="Normal">6</text:p>
            </table:table-cell>
            <table:covered-table-cell/>
            <table:table-cell office:value-type="string">
              <text:p text:style-name="P6">C</text:p>
            </table:table-cell>
            <table:table-cell office:value-type="string">
              <text:p text:style-name="Normal">D<text:span text:style-name="T1">C</text:span></text:p>
            </table:table-cell>
            <table:table-cell office:value-type="string">
              <text:p text:style-name="P6">-</text:p>
            </table:table-cell>
            <table:table-cell office:value-type="string">
              <text:p text:style-name="Normal">Err<text:span text:style-name="T1">C</text:span></text:p>
            </table:table-cell>
          </table:table-row>
          <table:table-row>
            <table:table-cell office:value-type="string">
              <text:p text:style-name="P6">7</text:p>
            </table:table-cell>
            <table:covered-table-cell/>
            <table:table-cell office:value-type="string">
              <text:p text:style-name="Normal">A</text:p>
            </table:table-cell>
            <table:table-cell office:value-type="string">
              <text:p text:style-name="P6">D<text:span text:style-name="T1">A</text:span></text:p>
            </table:table-cell>
            <table:table-cell office:value-type="string">
              <text:p text:style-name="P6">-</text:p>
            </table:table-cell>
            <table:table-cell office:value-type="string">
              <text:p text:style-name="P6">Err<text:span text:style-name="T1">A</text:span>, MUS<text:span text:style-name="T1">A</text:span>(B, C, D), MUN<text:span text:style-name="T1">A</text:span>(B, C, D)</text:p>
            </table:table-cell>
          </table:table-row>
        </table:table>
        <text:p text:style-name="Normal"/>
        <text:p text:style-name="Normal">b) 2. top - down</text:p>
        <text:p text:style-name="Normal">- drepth</text:p>
        <text:p text:style-name="Normal">- breath</text:p>
        <text:p text:style-name="Normal"/>
        <text:p text:style-name="P12"/>
        <table:table table:name="Table3" table:style-name="Table3">
          <table:table-column table:style-name="Table3.A" table:number-columns-repeated="5"/>
          <table:table-column table:style-name="Table3.F"/>
          <table:table-row>
            <table:table-cell office:value-type="string">
              <text:p text:style-name="P3">#op</text:p>
            </table:table-cell>
            <table:table-cell office:value-type="string">
              <text:p text:style-name="P1">op type</text:p>
            </table:table-cell>
            <table:table-cell office:value-type="string">
              <text:p text:style-name="P4">tested module</text:p>
            </table:table-cell>
            <table:table-cell office:value-type="string">
              <text:p text:style-name="P1">driver</text:p>
            </table:table-cell>
            <table:table-cell office:value-type="string">
              <text:p text:style-name="P4">stub</text:p>
            </table:table-cell>
            <table:table-cell office:value-type="string">
              <text:p text:style-name="P1">errors</text:p>
            </table:table-cell>
          </table:table-row>
          <table:table-row>
            <table:table-cell office:value-type="string">
              <text:p text:style-name="P1">1</text:p>
            </table:table-cell>
            <table:table-cell office:value-type="string">
              <text:p text:style-name="P1">unit testing</text:p>
            </table:table-cell>
            <table:table-cell office:value-type="string">
              <text:p text:style-name="P4">A</text:p>
            </table:table-cell>
            <table:table-cell office:value-type="string">
              <text:p text:style-name="P2"><text:span text:style-name="T5">D</text:span><text:span text:style-name="T2">A</text:span></text:p>
            </table:table-cell>
            <table:table-cell office:value-type="string">
              <text:p text:style-name="P4">B, C, D</text:p>
            </table:table-cell>
            <table:table-cell office:value-type="string">
              <text:p text:style-name="P2"><text:span text:style-name="T5">Error A, MUS</text:span><text:span text:style-name="T2">A</text:span><text:span text:style-name="T5">(B, C, D)</text:span></text:p>
            </table:table-cell>
          </table:table-row>
          <table:table-row>
            <table:table-cell office:value-type="string">
              <text:p text:style-name="P1">2</text:p>
            </table:table-cell>
            <table:table-cell table:number-rows-spanned="6" office:value-type="string">
              <text:p text:style-name="P4"/>
              <text:p text:style-name="P1"/>
              <text:p text:style-name="P1"/>
              <text:p text:style-name="P1"/>
              <text:p text:style-name="P1">integration</text:p>
            </table:table-cell>
            <table:table-cell office:value-type="string">
              <text:p text:style-name="P4">B</text:p>
            </table:table-cell>
            <table:table-cell office:value-type="string">
              <text:p text:style-name="P1">-</text:p>
            </table:table-cell>
            <table:table-cell office:value-type="string">
              <text:p text:style-name="P4">E, F</text:p>
            </table:table-cell>
            <table:table-cell office:value-type="string">
              <text:p text:style-name="P2"><text:span text:style-name="T5">Error B, MUS, MUN</text:span><text:span text:style-name="T2">A</text:span><text:span text:style-name="T5">(B), MUS, MUN</text:span><text:span text:style-name="T2">B</text:span><text:span text:style-name="T5">(E, F)</text:span></text:p>
            </table:table-cell>
          </table:table-row>
          <table:table-row>
            <table:table-cell office:value-type="string">
              <text:p text:style-name="P4">3</text:p>
            </table:table-cell>
            <table:covered-table-cell/>
            <table:table-cell office:value-type="string">
              <text:p text:style-name="P4">C</text:p>
            </table:table-cell>
            <table:table-cell office:value-type="string">
              <text:p text:style-name="P4">-</text:p>
            </table:table-cell>
            <table:table-cell office:value-type="string">
              <text:p text:style-name="Standard">-</text:p>
            </table:table-cell>
            <table:table-cell office:value-type="string">
              <text:p text:style-name="P15"><text:span text:style-name="T5">Error C, MUS MUN</text:span><text:span text:style-name="T2">A</text:span><text:span text:style-name="T5">(C)</text:span></text:p>
            </table:table-cell>
          </table:table-row>
          <table:table-row>
            <table:table-cell office:value-type="string">
              <text:p text:style-name="P4">4</text:p>
            </table:table-cell>
            <table:covered-table-cell/>
            <table:table-cell office:value-type="string">
              <text:p text:style-name="P4">D</text:p>
            </table:table-cell>
            <table:table-cell office:value-type="string">
              <text:p text:style-name="P1">-</text:p>
            </table:table-cell>
            <table:table-cell office:value-type="string">
              <text:p text:style-name="P1">G</text:p>
            </table:table-cell>
            <table:table-cell office:value-type="string">
              <text:p text:style-name="P2"><text:span text:style-name="T5">Error D, MUS</text:span><text:span text:style-name="T2">D</text:span><text:span text:style-name="T5">(G), MUS</text:span><text:span text:style-name="T2">A</text:span><text:span text:style-name="T5">(D) + MUN</text:span></text:p>
            </table:table-cell>
          </table:table-row>
          <table:table-row>
            <table:table-cell office:value-type="string">
              <text:p text:style-name="P4">5</text:p>
            </table:table-cell>
            <table:covered-table-cell/>
            <table:table-cell office:value-type="string">
              <text:p text:style-name="P4">E</text:p>
            </table:table-cell>
            <table:table-cell office:value-type="string">
              <text:p text:style-name="P1">-</text:p>
            </table:table-cell>
            <table:table-cell office:value-type="string">
              <text:p text:style-name="Standard">-</text:p>
            </table:table-cell>
            <table:table-cell office:value-type="string">
              <text:p text:style-name="P3"><text:span text:style-name="T5">Error E, MUS</text:span><text:span text:style-name="T2">B</text:span><text:span text:style-name="T5">(E) + MUN</text:span></text:p>
            </table:table-cell>
          </table:table-row>
          <table:table-row>
            <table:table-cell office:value-type="string">
              <text:p text:style-name="P4">6</text:p>
            </table:table-cell>
            <table:covered-table-cell/>
            <table:table-cell office:value-type="string">
              <text:p text:style-name="P4">F</text:p>
            </table:table-cell>
            <table:table-cell office:value-type="string">
              <text:p text:style-name="P1">-</text:p>
            </table:table-cell>
            <table:table-cell office:value-type="string">
              <text:p text:style-name="P5">-</text:p>
            </table:table-cell>
            <table:table-cell office:value-type="string">
              <text:p text:style-name="P3"><text:span text:style-name="T5">Error F, MUS</text:span><text:span text:style-name="T2">B</text:span><text:span text:style-name="T5">(F) + MUN</text:span></text:p>
            </table:table-cell>
          </table:table-row>
          <table:table-row>
            <table:table-cell office:value-type="string">
              <text:p text:style-name="P4">7</text:p>
            </table:table-cell>
            <table:covered-table-cell/>
            <table:table-cell office:value-type="string">
              <text:p text:style-name="P4">G</text:p>
            </table:table-cell>
            <table:table-cell office:value-type="string">
              <text:p text:style-name="P4">-</text:p>
            </table:table-cell>
            <table:table-cell office:value-type="string">
              <text:p text:style-name="P5">-</text:p>
            </table:table-cell>
            <table:table-cell office:value-type="string">
              <text:p text:style-name="P4"><text:span text:style-name="T5">Error G, MUS</text:span><text:span text:style-name="T2">D</text:span><text:span text:style-name="T5">(G)</text:span></text:p>
            </table:table-cell>
          </table:table-row>
        </table:table>
        <text:p text:style-name="Standard"/>
        <text:p text:style-name="Standard"/>
        <text:p text:style-name="Standard">c) sandwitch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column table:style-name="Table4.F"/>
          <table:table-column table:style-name="Table4.G"/>
          <table:table-row>
            <table:table-cell office:value-type="string">
              <text:p text:style-name="P6">applied method</text:p>
            </table:table-cell>
            <table:table-cell office:value-type="string">
              <text:p text:style-name="P6">#op</text:p>
            </table:table-cell>
            <table:table-cell office:value-type="string">
              <text:p text:style-name="Normal">op type</text:p>
            </table:table-cell>
            <table:table-cell office:value-type="string">
              <text:p text:style-name="P6">tested module</text:p>
            </table:table-cell>
            <table:table-cell office:value-type="string">
              <text:p text:style-name="Normal">driver</text:p>
            </table:table-cell>
            <table:table-cell office:value-type="string">
              <text:p text:style-name="P6">stub</text:p>
            </table:table-cell>
            <table:table-cell office:value-type="string">
              <text:p text:style-name="P6">error</text:p>
            </table:table-cell>
          </table:table-row>
          <table:table-row>
            <table:table-cell office:value-type="string">
              <text:p text:style-name="Normal">top down</text:p>
            </table:table-cell>
            <table:table-cell office:value-type="string">
              <text:p text:style-name="P6">1</text:p>
            </table:table-cell>
            <table:table-cell office:value-type="string">
              <text:p text:style-name="Normal">unit</text:p>
            </table:table-cell>
            <table:table-cell office:value-type="string">
              <text:p text:style-name="P6">A</text:p>
            </table:table-cell>
            <table:table-cell office:value-type="string">
              <text:p text:style-name="Normal">-</text:p>
            </table:table-cell>
            <table:table-cell office:value-type="string">
              <text:p text:style-name="P6">B, C, D</text:p>
            </table:table-cell>
            <table:table-cell office:value-type="string">
              <text:p text:style-name="Normal">E<text:span text:style-name="T1">A</text:span></text:p>
            </table:table-cell>
          </table:table-row>
          <table:table-row>
            <table:table-cell table:number-rows-spanned="3" office:value-type="string">
              <text:p text:style-name="P6">bottom up</text:p>
            </table:table-cell>
            <table:table-cell office:value-type="string">
              <text:p text:style-name="Normal">2</text:p>
            </table:table-cell>
            <table:table-cell office:value-type="string">
              <text:p text:style-name="P6">unit</text:p>
            </table:table-cell>
            <table:table-cell office:value-type="string">
              <text:p text:style-name="Normal">G</text:p>
            </table:table-cell>
            <table:table-cell office:value-type="string">
              <text:p text:style-name="P6">D<text:span text:style-name="T1">G</text:span></text:p>
            </table:table-cell>
            <table:table-cell office:value-type="string">
              <text:p text:style-name="P6"/>
            </table:table-cell>
            <table:table-cell office:value-type="string">
              <text:p text:style-name="P6">E<text:span text:style-name="T1">G</text:span></text:p>
            </table:table-cell>
          </table:table-row>
          <table:table-row>
            <table:covered-table-cell/>
            <table:table-cell office:value-type="string">
              <text:p text:style-name="Normal">3</text:p>
            </table:table-cell>
            <table:table-cell table:number-rows-spanned="2" office:value-type="string">
              <text:p text:style-name="P6">integration</text:p>
            </table:table-cell>
            <table:table-cell office:value-type="string">
              <text:p text:style-name="P6">E</text:p>
            </table:table-cell>
            <table:table-cell office:value-type="string">
              <text:p text:style-name="Normal">D<text:span text:style-name="T1">E</text:span></text:p>
            </table:table-cell>
            <table:table-cell office:value-type="string">
              <text:p text:style-name="Normal">--</text:p>
            </table:table-cell>
            <table:table-cell office:value-type="string">
              <text:p text:style-name="P6">E<text:span text:style-name="T1">E</text:span></text:p>
            </table:table-cell>
          </table:table-row>
          <table:table-row>
            <table:covered-table-cell/>
            <table:table-cell office:value-type="string">
              <text:p text:style-name="Normal">4</text:p>
            </table:table-cell>
            <table:covered-table-cell/>
            <table:table-cell office:value-type="string">
              <text:p text:style-name="P6">F</text:p>
            </table:table-cell>
            <table:table-cell office:value-type="string">
              <text:p text:style-name="Normal">D<text:span text:style-name="T1">F</text:span></text:p>
            </table:table-cell>
            <table:table-cell office:value-type="string">
              <text:p text:style-name="P6">-</text:p>
            </table:table-cell>
            <table:table-cell office:value-type="string">
              <text:p text:style-name="Normal">E<text:span text:style-name="T1">F</text:span></text:p>
            </table:table-cell>
          </table:table-row>
          <table:table-row>
            <table:table-cell table:number-rows-spanned="4" office:value-type="string">
              <text:p text:style-name="P6">big bang</text:p>
            </table:table-cell>
            <table:table-cell office:value-type="string">
              <text:p text:style-name="Normal">5</text:p>
            </table:table-cell>
            <table:table-cell table:number-rows-spanned="3" office:value-type="string">
              <text:p text:style-name="P6">unit</text:p>
            </table:table-cell>
            <table:table-cell office:value-type="string">
              <text:p text:style-name="Normal">B</text:p>
            </table:table-cell>
            <table:table-cell office:value-type="string">
              <text:p text:style-name="P6">-</text:p>
            </table:table-cell>
            <table:table-cell office:value-type="string">
              <text:p text:style-name="Normal">-</text:p>
            </table:table-cell>
            <table:table-cell office:value-type="string">
              <text:p text:style-name="P6">E<text:span text:style-name="T1">B</text:span>, MUS<text:span text:style-name="T1">B</text:span>(E, F), MUS<text:span text:style-name="T1">A</text:span>(B)</text:p>
            </table:table-cell>
          </table:table-row>
          <table:table-row>
            <table:covered-table-cell/>
            <table:table-cell office:value-type="string">
              <text:p text:style-name="Normal">6</text:p>
            </table:table-cell>
            <table:covered-table-cell/>
            <table:table-cell office:value-type="string">
              <text:p text:style-name="P6">C</text:p>
            </table:table-cell>
            <table:table-cell office:value-type="string">
              <text:p text:style-name="Normal">-</text:p>
            </table:table-cell>
            <table:table-cell office:value-type="string">
              <text:p text:style-name="P6">-</text:p>
            </table:table-cell>
            <table:table-cell office:value-type="string">
              <text:p text:style-name="Normal"><text:span text:style-name="T3">E</text:span><text:span text:style-name="T4">C</text:span><text:span text:style-name="T3">, MUS</text:span><text:span text:style-name="T4">A</text:span><text:span text:style-name="T3">(C),</text:span></text:p>
            </table:table-cell>
          </table:table-row>
          <table:table-row>
            <table:covered-table-cell/>
            <table:table-cell office:value-type="string">
              <text:p text:style-name="P6">7</text:p>
            </table:table-cell>
            <table:covered-table-cell/>
            <table:table-cell office:value-type="string">
              <text:p text:style-name="Normal">D</text:p>
            </table:table-cell>
            <table:table-cell office:value-type="string">
              <text:p text:style-name="P6">-</text:p>
            </table:table-cell>
            <table:table-cell office:value-type="string">
              <text:p text:style-name="Normal">-</text:p>
            </table:table-cell>
            <table:table-cell office:value-type="string">
              <text:p text:style-name="P6"><text:span text:style-name="T3">E</text:span><text:span text:style-name="T4">D</text:span><text:span text:style-name="T3">, MUS</text:span><text:span text:style-name="T4">A</text:span><text:span text:style-name="T3">(D), MUS</text:span><text:span text:style-name="T4">D</text:span><text:span text:style-name="T3">(G)</text:span></text:p>
            </table:table-cell>
          </table:table-row>
          <table:table-row>
            <table:covered-table-cell/>
            <table:table-cell office:value-type="string">
              <text:p text:style-name="Normal">9</text:p>
            </table:table-cell>
            <table:table-cell office:value-type="string">
              <text:p text:style-name="P6">integration</text:p>
            </table:table-cell>
            <table:table-cell office:value-type="string">
              <text:p text:style-name="P6">B, C, D</text:p>
            </table:table-cell>
            <table:table-cell office:value-type="string">
              <text:p text:style-name="P6"/>
            </table:table-cell>
            <table:table-cell office:value-type="string">
              <text:p text:style-name="P6"/>
            </table:table-cell>
            <table:table-cell office:value-type="string">
              <text:p text:style-name="P6">E<text:span text:style-name="T1">B, C, D</text:span>, MUS<text:span text:style-name="T1">B</text:span>(E, F), </text:p>
              <text:p text:style-name="Normal">MUS<text:span text:style-name="T1">D</text:span>(G), MUS<text:span text:style-name="T1">A</text:span>(B, C, D)</text:p>
            </table:table-cell>
          </table:table-row>
        </table:table>
        <text:p text:style-name="Standard"/>
        <text:p text:style-name="P9">2. See 2016_SSVV_TopicSeminar04.pdf.</text:p>
        <text:p text:style-name="P9"/>
        <text:p text:style-name="P9">a)</text:p>
        <text:p text:style-name="P9"/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column table:style-name="Table5.F"/>
          <table:table-row>
            <table:table-cell office:value-type="string">
              <text:p text:style-name="P6">#op</text:p>
            </table:table-cell>
            <table:table-cell office:value-type="string">
              <text:p text:style-name="P6">op type</text:p>
            </table:table-cell>
            <table:table-cell office:value-type="string">
              <text:p text:style-name="P6">tested module</text:p>
            </table:table-cell>
            <table:table-cell office:value-type="string">
              <text:p text:style-name="P6">Driver</text:p>
            </table:table-cell>
            <table:table-cell office:value-type="string">
              <text:p text:style-name="P6">Stub</text:p>
            </table:table-cell>
            <table:table-cell office:value-type="string">
              <text:p text:style-name="P6">Eroor</text:p>
            </table:table-cell>
          </table:table-row>
          <table:table-row>
            <table:table-cell office:value-type="string">
              <text:p text:style-name="Normal">1</text:p>
            </table:table-cell>
            <table:table-cell table:number-rows-spanned="6" office:value-type="string">
              <text:p text:style-name="P6">unit</text:p>
            </table:table-cell>
            <table:table-cell office:value-type="string">
              <text:p text:style-name="P6">A</text:p>
            </table:table-cell>
            <table:table-cell office:value-type="string">
              <text:p text:style-name="Normal">D<text:span text:style-name="T1">A</text:span></text:p>
            </table:table-cell>
            <table:table-cell office:value-type="string">
              <text:p text:style-name="P6">B, E, F</text:p>
            </table:table-cell>
            <table:table-cell office:value-type="string">
              <text:p text:style-name="Normal">Err<text:span text:style-name="T1">A</text:span></text:p>
            </table:table-cell>
          </table:table-row>
          <table:table-row>
            <table:table-cell office:value-type="string">
              <text:p text:style-name="P6">2</text:p>
            </table:table-cell>
            <table:covered-table-cell/>
            <table:table-cell office:value-type="string">
              <text:p text:style-name="Normal">B</text:p>
            </table:table-cell>
            <table:table-cell office:value-type="string">
              <text:p text:style-name="P6">D<text:span text:style-name="T1">B</text:span></text:p>
            </table:table-cell>
            <table:table-cell office:value-type="string">
              <text:p text:style-name="P6">C</text:p>
            </table:table-cell>
            <table:table-cell office:value-type="string">
              <text:p text:style-name="P6">Err<text:span text:style-name="T1">B</text:span></text:p>
            </table:table-cell>
          </table:table-row>
          <table:table-row>
            <table:table-cell office:value-type="string">
              <text:p text:style-name="Normal">3</text:p>
            </table:table-cell>
            <table:covered-table-cell/>
            <table:table-cell office:value-type="string">
              <text:p text:style-name="P6">E</text:p>
            </table:table-cell>
            <table:table-cell office:value-type="string">
              <text:p text:style-name="Normal">D<text:span text:style-name="T1">E</text:span></text:p>
            </table:table-cell>
            <table:table-cell office:value-type="string">
              <text:p text:style-name="P6">-</text:p>
            </table:table-cell>
            <table:table-cell office:value-type="string">
              <text:p text:style-name="Normal">Err<text:span text:style-name="T1">E</text:span></text:p>
            </table:table-cell>
          </table:table-row>
          <table:table-row>
            <table:table-cell office:value-type="string">
              <text:p text:style-name="P6">4</text:p>
            </table:table-cell>
            <table:covered-table-cell/>
            <table:table-cell office:value-type="string">
              <text:p text:style-name="Normal">F</text:p>
            </table:table-cell>
            <table:table-cell office:value-type="string">
              <text:p text:style-name="P6">D<text:span text:style-name="T1">F</text:span></text:p>
            </table:table-cell>
            <table:table-cell office:value-type="string">
              <text:p text:style-name="P6">-</text:p>
            </table:table-cell>
            <table:table-cell office:value-type="string">
              <text:p text:style-name="Normal">Err<text:span text:style-name="T1">F</text:span></text:p>
            </table:table-cell>
          </table:table-row>
          <table:table-row>
            <table:table-cell office:value-type="string">
              <text:p text:style-name="P6">5</text:p>
            </table:table-cell>
            <table:covered-table-cell/>
            <table:table-cell office:value-type="string">
              <text:p text:style-name="Normal">C</text:p>
            </table:table-cell>
            <table:table-cell office:value-type="string">
              <text:p text:style-name="P6">D<text:span text:style-name="T1">C</text:span></text:p>
            </table:table-cell>
            <table:table-cell office:value-type="string">
              <text:p text:style-name="P6">D</text:p>
            </table:table-cell>
            <table:table-cell office:value-type="string">
              <text:p text:style-name="Normal">Err<text:span text:style-name="T1">C</text:span></text:p>
            </table:table-cell>
          </table:table-row>
          <table:table-row>
            <table:table-cell office:value-type="string">
              <text:p text:style-name="P6">6</text:p>
            </table:table-cell>
            <table:covered-table-cell/>
            <table:table-cell office:value-type="string">
              <text:p text:style-name="Normal">D</text:p>
            </table:table-cell>
            <table:table-cell office:value-type="string">
              <text:p text:style-name="P6">D<text:span text:style-name="T1">D</text:span></text:p>
            </table:table-cell>
            <table:table-cell office:value-type="string">
              <text:p text:style-name="P6">-</text:p>
            </table:table-cell>
            <table:table-cell office:value-type="string">
              <text:p text:style-name="P6">Err<text:span text:style-name="T1">D</text:span></text:p>
            </table:table-cell>
          </table:table-row>
          <table:table-row>
            <table:table-cell office:value-type="string">
              <text:p text:style-name="Normal">7</text:p>
            </table:table-cell>
            <table:table-cell office:value-type="string">
              <text:p text:style-name="P6">integration</text:p>
            </table:table-cell>
            <table:table-cell office:value-type="string">
              <text:p text:style-name="P6">A, B, C, D, E, F</text:p>
            </table:table-cell>
            <table:table-cell office:value-type="string">
              <text:p text:style-name="P6">-</text:p>
            </table:table-cell>
            <table:table-cell office:value-type="string">
              <text:p text:style-name="Normal">-</text:p>
            </table:table-cell>
            <table:table-cell office:value-type="string">
              <text:p text:style-name="P6">Err<text:span text:style-name="T1">A.....F</text:span></text:p>
              <text:p text:style-name="Normal">MUS<text:span text:style-name="T1">A</text:span>(B, E, F), MUN</text:p>
              <text:p text:style-name="Normal">MUS<text:span text:style-name="T1"> B</text:span>(C), MUN</text:p>
              <text:p text:style-name="Normal">MUS<text:span text:style-name="T1">C</text:span>(D)</text:p>
            </table:table-cell>
          </table:table-row>
        </table:table>
        <text:p text:style-name="P9"/>
        <text:p text:style-name="P9">bottom up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row>
            <table:table-cell office:value-type="string">
              <text:p text:style-name="P6">#op</text:p>
            </table:table-cell>
            <table:table-cell office:value-type="string">
              <text:p text:style-name="P6">op. type</text:p>
            </table:table-cell>
            <table:table-cell office:value-type="string">
              <text:p text:style-name="P6">tested method</text:p>
            </table:table-cell>
            <table:table-cell office:value-type="string">
              <text:p text:style-name="Normal">driver</text:p>
            </table:table-cell>
            <table:table-cell office:value-type="string">
              <text:p text:style-name="P6">stub</text:p>
            </table:table-cell>
            <table:table-cell office:value-type="string">
              <text:p text:style-name="Normal">error</text:p>
            </table:table-cell>
          </table:table-row>
          <table:table-row>
            <table:table-cell office:value-type="string">
              <text:p text:style-name="P6">1</text:p>
            </table:table-cell>
            <table:table-cell office:value-type="string">
              <text:p text:style-name="Normal">unit</text:p>
            </table:table-cell>
            <table:table-cell office:value-type="string">
              <text:p text:style-name="P6">D</text:p>
            </table:table-cell>
            <table:table-cell office:value-type="string">
              <text:p text:style-name="Normal">D<text:span text:style-name="T1">D</text:span></text:p>
            </table:table-cell>
            <table:table-cell office:value-type="string">
              <text:p text:style-name="P6">-</text:p>
            </table:table-cell>
            <table:table-cell office:value-type="string">
              <text:p text:style-name="P6">Err<text:span text:style-name="T1">D</text:span></text:p>
            </table:table-cell>
          </table:table-row>
          <table:table-row>
            <table:table-cell office:value-type="string">
              <text:p text:style-name="P6">2</text:p>
            </table:table-cell>
            <table:table-cell table:number-rows-spanned="5" office:value-type="string">
              <text:p text:style-name="Normal"/>
              <text:p text:style-name="Normal"/>
              <text:p text:style-name="Normal"><text:soft-page-break/>integration</text:p>
            </table:table-cell>
            <table:table-cell office:value-type="string">
              <text:p text:style-name="P6">C</text:p>
            </table:table-cell>
            <table:table-cell office:value-type="string">
              <text:p text:style-name="Normal">D<text:span text:style-name="T1">C</text:span></text:p>
            </table:table-cell>
            <table:table-cell office:value-type="string">
              <text:p text:style-name="P6">-</text:p>
            </table:table-cell>
            <table:table-cell office:value-type="string">
              <text:p text:style-name="Normal">Err<text:span text:style-name="T1">C</text:span>, Err<text:span text:style-name="T1">D</text:span>, MUS<text:span text:style-name="T1">C</text:span>(D), MUN</text:p>
            </table:table-cell>
          </table:table-row>
          <table:table-row>
            <table:table-cell office:value-type="string">
              <text:p text:style-name="P6">3</text:p>
            </table:table-cell>
            <table:covered-table-cell/>
            <table:table-cell office:value-type="string">
              <text:p text:style-name="Normal">B</text:p>
            </table:table-cell>
            <table:table-cell office:value-type="string">
              <text:p text:style-name="P6">D<text:span text:style-name="T1">B</text:span></text:p>
            </table:table-cell>
            <table:table-cell office:value-type="string">
              <text:p text:style-name="P6">-</text:p>
            </table:table-cell>
            <table:table-cell office:value-type="string">
              <text:p text:style-name="Normal">error B, Error C</text:p>
              <text:p text:style-name="Normal"><text:soft-page-break/>MUS<text:span text:style-name="T1">B</text:span>(C), MUN</text:p>
            </table:table-cell>
          </table:table-row>
          <table:table-row>
            <table:table-cell office:value-type="string">
              <text:p text:style-name="P6">4</text:p>
            </table:table-cell>
            <table:covered-table-cell/>
            <table:table-cell office:value-type="string">
              <text:p text:style-name="Normal">E</text:p>
            </table:table-cell>
            <table:table-cell office:value-type="string">
              <text:p text:style-name="P6">D<text:span text:style-name="T1">E</text:span></text:p>
            </table:table-cell>
            <table:table-cell office:value-type="string">
              <text:p text:style-name="P6">-</text:p>
            </table:table-cell>
            <table:table-cell office:value-type="string">
              <text:p text:style-name="Normal">error E</text:p>
            </table:table-cell>
          </table:table-row>
          <table:table-row>
            <table:table-cell office:value-type="string">
              <text:p text:style-name="P6">5</text:p>
            </table:table-cell>
            <table:covered-table-cell/>
            <table:table-cell office:value-type="string">
              <text:p text:style-name="Normal">F</text:p>
            </table:table-cell>
            <table:table-cell office:value-type="string">
              <text:p text:style-name="P6">D<text:span text:style-name="T1">F</text:span></text:p>
            </table:table-cell>
            <table:table-cell office:value-type="string">
              <text:p text:style-name="P6">-</text:p>
            </table:table-cell>
            <table:table-cell office:value-type="string">
              <text:p text:style-name="P6">error F</text:p>
            </table:table-cell>
          </table:table-row>
          <table:table-row>
            <table:table-cell office:value-type="string">
              <text:p text:style-name="Normal">6</text:p>
            </table:table-cell>
            <table:covered-table-cell/>
            <table:table-cell office:value-type="string">
              <text:p text:style-name="P6">A</text:p>
            </table:table-cell>
            <table:table-cell office:value-type="string">
              <text:p text:style-name="Normal">D<text:span text:style-name="T1">A</text:span></text:p>
            </table:table-cell>
            <table:table-cell office:value-type="string">
              <text:p text:style-name="P6">-</text:p>
            </table:table-cell>
            <table:table-cell office:value-type="string">
              <text:p text:style-name="Normal">Error A, F, E, B</text:p>
              <text:p text:style-name="Normal">MUS<text:span text:style-name="T1">A</text:span>(F), MUN</text:p>
              <text:p text:style-name="Normal">MUS<text:span text:style-name="T1">A</text:span>(E), MUN</text:p>
              <text:p text:style-name="Normal">MUS<text:span text:style-name="T1">A</text:span>(B), MUN</text:p>
            </table:table-cell>
          </table:table-row>
        </table:table>
        <text:p text:style-name="P9"/>
        <text:p text:style-name="P9">HOMEWORK rest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>
      <style:paragraph-properties fo:margin-left="0in" fo:margin-right="0in" fo:margin-top="0in" fo:margin-bottom="0in" loext:contextual-spacing="false" fo:line-height="100%" fo:text-align="start" style:justify-single-word="false" fo:widows="2" fo:text-indent="0in" style:auto-text-indent="false"/>
      <style:text-properties fo:color="#000000" style:font-name="Times New Roman" fo:font-family="'Times New Roman'" fo:font-size="12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10m0$Build-2</meta:generator>
    <meta:creation-date>Wed Apr  6 12:05:35 2016
</meta:creation-date>
    <dc:date>2016-05-09T19:22:09.498242878</dc:date>
    <meta:editing-duration>PT8H22M8S</meta:editing-duration>
    <meta:editing-cycles>4</meta:editing-cycles>
    <meta:document-statistic meta:table-count="6" meta:image-count="0" meta:object-count="0" meta:page-count="4" meta:paragraph-count="310" meta:word-count="540" meta:character-count="2127" meta:non-whitespace-character-count="1865"/>
  </office:meta>
</office:document-meta>
</file>